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 table:number-rows-repeated="16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0.75" calcext:value-type="float">
            <text:p>50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9/28=(B43/7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0/00/0000</text:date>, <text:time style:data-style-name="N2" text:time-value="14:39:54.82489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7T19:38:51.339299642</dc:date>
    <meta:editing-duration>PT2H28M42S</meta:editing-duration>
    <meta:editing-cycles>31</meta:editing-cycles>
    <meta:generator>LibreOffice/4.2.8.2$Linux_X86_64 LibreOffice_project/420m0$Build-2</meta:generator>
    <meta:document-statistic meta:table-count="1" meta:cell-count="82" meta:object-count="0"/>
  </office:meta>
</office:document-meta>
</file>